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5.75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04.65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12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13" style:family="table-cell" style:parent-style-name="Default" style:data-style-name="N2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16" style:family="table-cell" style:parent-style-name="Default" style:data-style-name="N2">
      <style:table-cell-properties fo:border-bottom="0.99pt solid #000000" fo:background-color="transparent" fo:border-left="none" fo:border-right="none" fo:border-top="0.99pt solid #000000"/>
    </style:style>
    <style:style style:name="ce17" style:family="table-cell" style:parent-style-name="Default" style:data-style-name="N0">
      <style:table-cell-properties fo:border-bottom="0.99pt solid #000000" fo:border-left="none" fo:border-right="none" fo:border-top="0.99pt solid #000000"/>
    </style:style>
    <style:style style:name="ce18" style:family="table-cell" style:parent-style-name="Default" style:data-style-name="N2">
      <style:table-cell-properties fo:border-bottom="none" fo:background-color="transparent" fo:border-left="none" fo:border-right="none" fo:border-top="0.99pt solid #000000"/>
    </style:style>
    <style:style style:name="ce2" style:family="table-cell" style:parent-style-name="Default" style:data-style-name="N0">
      <style:table-cell-properties fo:border-bottom="0.99pt solid #000000" fo:background-color="#f37b70" fo:border-left="none" fo:border-right="none" fo:border-top="0.99pt solid #000000"/>
    </style:style>
    <style:style style:name="ce21" style:family="table-cell" style:parent-style-name="Default" style:data-style-name="N2">
      <style:table-cell-properties fo:border="1.5pt solid #000000"/>
    </style:style>
    <style:style style:name="ce22" style:family="table-cell" style:parent-style-name="Hipervínculo" style:data-style-name="N0">
      <style:table-cell-properties fo:border-bottom="0.99pt solid #000000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23" style:family="table-cell" style:parent-style-name="Hipervínculo" style:data-style-name="N0">
      <style:table-cell-properties fo:border-bottom="0.99pt solid #000000" fo:border-left="none" fo:border-right="none" fo:border-top="0.99pt solid #000000" style:vertical-align="automatic"/>
      <style:text-properties fo:color="#0000ff" style:font-name="Arial" style:text-underline-style="solid" style:text-underline-width="auto" style:text-underline-color="font-color" style:font-name-asian="Arial" style:font-name-complex="Arial"/>
    </style:style>
    <style:style style:name="ce24" style:family="table-cell" style:parent-style-name="Hipervínculo" style:data-style-name="N0">
      <style:table-cell-properties fo:border-bottom="none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order-bottom="0.99pt solid #000000" fo:background-color="#c2e0ae" fo:border-left="none" fo:border-right="none" fo:border-top="0.99pt solid #000000"/>
    </style:style>
    <style:style style:name="ce4" style:family="table-cell" style:parent-style-name="Default" style:data-style-name="N0">
      <style:table-cell-properties fo:border-bottom="0.99pt solid #000000" fo:background-color="#87d1d1" fo:border-left="none" fo:border-right="none" fo:border-top="0.99pt solid #000000"/>
    </style:style>
    <style:style style:name="ce5" style:family="table-cell" style:parent-style-name="Default" style:data-style-name="N0">
      <style:table-cell-properties fo:border-bottom="0.99pt solid #000000" fo:background-color="transparent" fo:border-left="none" fo:border-right="none" fo:border-top="0.99pt solid #000000"/>
    </style:style>
    <style:style style:name="ce56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-bottom="none" fo:background-color="transparent" fo:border-left="none" fo:border-right="none" fo:border-top="0.99pt solid #000000"/>
    </style:style>
    <style:style style:name="ce61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0"/>
    <style:style style:name="ce66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ackground-color="transparent"/>
    </style:style>
    <style:style style:name="ce74" style:family="table-cell" style:parent-style-name="Default" style:data-style-name="N2"/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81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45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0">
      <style:table-cell-properties fo:border-bottom="0.99pt solid #000000" fo:background-color="#f37b70" fo:border-left="none" fo:border-right="none" fo:border-top="0.99pt solid #000000"/>
    </style:style>
    <style:style style:name="ce47" style:family="table-cell" style:parent-style-name="Default" style:data-style-name="N0">
      <style:table-cell-properties fo:border-bottom="0.99pt solid #000000" fo:background-color="#c2e0ae" fo:border-left="none" fo:border-right="none" fo:border-top="0.99pt solid #000000"/>
    </style:style>
    <style:style style:name="ce48" style:family="table-cell" style:parent-style-name="Default" style:data-style-name="N0">
      <style:table-cell-properties fo:border-bottom="0.99pt solid #000000" fo:background-color="#87d1d1" fo:border-left="none" fo:border-right="none" fo:border-top="0.99pt solid #000000"/>
    </style:style>
    <style:style style:name="ce49" style:family="table-cell" style:parent-style-name="Default" style:data-style-name="N0">
      <style:table-cell-properties fo:border-bottom="0.99pt solid #000000" fo:background-color="transparent" fo:border-left="none" fo:border-right="none" fo:border-top="0.99pt solid #000000"/>
    </style:style>
    <style:style style:name="ce50" style:family="table-cell" style:parent-style-name="Default" style:data-style-name="N0">
      <style:table-cell-properties fo:border-bottom="none" fo:background-color="transparent" fo:border-left="none" fo:border-right="none" fo:border-top="0.99pt solid #000000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55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58" style:family="table-cell" style:parent-style-name="Default" style:data-style-name="N2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5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6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bottom="0.99pt solid #000000" fo:background-color="transparent" fo:border-left="none" fo:border-right="none" fo:border-top="0.99pt solid #000000"/>
    </style:style>
    <style:style style:name="ce64" style:family="table-cell" style:parent-style-name="Default" style:data-style-name="N0">
      <style:table-cell-properties fo:border-bottom="0.99pt solid #000000" fo:border-left="none" fo:border-right="none" fo:border-top="0.99pt solid #000000"/>
    </style:style>
    <style:style style:name="ce65" style:family="table-cell" style:parent-style-name="Default" style:data-style-name="N2">
      <style:table-cell-properties fo:border-bottom="none" fo:background-color="transparent" fo:border-left="none" fo:border-right="none" fo:border-top="0.99pt solid #000000"/>
    </style:style>
    <style:style style:name="ce67" style:family="table-cell" style:parent-style-name="Default" style:data-style-name="N2">
      <style:table-cell-properties fo:background-color="transparent"/>
    </style:style>
    <style:style style:name="ce68" style:family="table-cell" style:parent-style-name="Default" style:data-style-name="N2"/>
    <style:style style:name="ce71" style:family="table-cell" style:parent-style-name="Default" style:data-style-name="N2">
      <style:table-cell-properties fo:border="1.5pt solid #000000"/>
    </style:style>
    <style:style style:name="ce72" style:family="table-cell" style:parent-style-name="Hipervínculo" style:data-style-name="N0">
      <style:table-cell-properties fo:border-bottom="0.99pt solid #000000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75" style:family="table-cell" style:parent-style-name="Hipervínculo" style:data-style-name="N0">
      <style:table-cell-properties fo:border-bottom="0.99pt solid #000000" fo:border-left="none" fo:border-right="none" fo:border-top="0.99pt solid #000000" style:vertical-align="automatic"/>
      <style:text-properties fo:color="#0000ff" style:font-name="Arial" style:text-underline-style="solid" style:text-underline-width="auto" style:text-underline-color="font-color" style:font-name-asian="Arial" style:font-name-complex="Arial"/>
    </style:style>
    <style:style style:name="ce76" style:family="table-cell" style:parent-style-name="Hipervínculo" style:data-style-name="N0">
      <style:table-cell-properties fo:border-bottom="none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ce78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82" style:family="table-cell" style:parent-style-name="Default" style:data-style-name="N0">
      <style:text-properties fo:color="#ff0000"/>
    </style:style>
    <style:style style:name="ce27" style:family="table-cell" style:parent-style-name="Default" style:data-style-name="N0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number-columns-repeated="1017" table:default-cell-style-name="ce51"/>
        <table:table-row table:style-name="ro1">
          <table:table-cell table:style-name="ce45" office:value-type="string" calcext:value-type="string">
            <text:p>Artículo</text:p>
          </table:table-cell>
          <table:table-cell table:style-name="ce45" office:value-type="string" calcext:value-type="string">
            <text:p>Unidades</text:p>
          </table:table-cell>
          <table:table-cell table:style-name="ce45" office:value-type="string" calcext:value-type="string">
            <text:p>Coste/Unidad (€)</text:p>
          </table:table-cell>
          <table:table-cell table:style-name="ce45" office:value-type="string" calcext:value-type="string">
            <text:p>Coste total (€)</text:p>
          </table:table-cell>
          <table:table-cell table:style-name="ce45" office:value-type="string" calcext:value-type="string">
            <text:p>Enlace</text:p>
          </table:table-cell>
          <table:table-cell table:style-name="ce77"/>
          <table:table-cell table:number-columns-repeated="1018"/>
        </table:table-row>
        <table:table-row table:style-name="ro2">
          <table:table-cell table:style-name="ce46" office:value-type="string" calcext:value-type="string">
            <text:p>CHASIS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Placa principal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5/1.1" office:value-type="float" office:value="4.54545454545455" calcext:value-type="float">
            <text:p>4,55</text:p>
          </table:table-cell>
          <table:table-cell table:style-name="ce62" table:formula="of:=[.B3]*[.C3]" office:value-type="float" office:value="4.54545454545455" calcext:value-type="float">
            <text:p>4,55</text:p>
          </table:table-cell>
          <table:table-cell table:style-name="ce7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Batería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3.35*[.G80]" office:value-type="float" office:value="2.859158" calcext:value-type="float">
            <text:p>2,86</text:p>
          </table:table-cell>
          <table:table-cell table:style-name="ce62" table:formula="of:=[.B4]*[.C4]" office:value-type="float" office:value="2.859158" calcext:value-type="float">
            <text:p>2,86</text:p>
          </table:table-cell>
          <table:table-cell table:style-name="ce72" office:value-type="string" calcext:value-type="string">
            <text:p><text:a xlink:href="http://www.ebay.com/itm/291988892787" xlink:type="simple">eBay</text:a></text:p>
          </table:table-cell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Velcro adhesivo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,00</text:p>
          </table:table-cell>
          <table:table-cell table:style-name="ce62" table:formula="of:=[.B5]*[.C5]" office:value-type="float" office:value="1" calcext:value-type="float">
            <text:p>1,00</text:p>
          </table:table-cell>
          <table:table-cell table:style-name="ce72"/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Micro motor con encoder, cableado y con conector 2 mm 6 pines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3*[.G80]" office:value-type="float" office:value="11.09524" calcext:value-type="float">
            <text:p>11,10</text:p>
          </table:table-cell>
          <table:table-cell table:style-name="ce62" table:formula="of:=[.B6]*[.C6]" office:value-type="float" office:value="22.19048" calcext:value-type="float">
            <text:p>22,19</text:p>
          </table:table-cell>
          <table:table-cell table:style-name="ce72" office:value-type="string" calcext:value-type="string">
            <text:p><text:a xlink:href="https://www.alibaba.com/product-detail/GM12-gear-motor-w-encoder-3_60638952365.html?spm=a2700.8443308.0.0.kjTdiM" xlink:type="simple">Alibaba</text:a></text:p>
          </table:table-cell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Conector 2mm 6 pines para el motor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3.46*2/50" office:value-type="float" office:value="0.1384" calcext:value-type="float">
            <text:p>0,14</text:p>
          </table:table-cell>
          <table:table-cell table:style-name="ce62" table:formula="of:=[.B7]*[.C7]" office:value-type="float" office:value="0.2768" calcext:value-type="float">
            <text:p>0,28</text:p>
          </table:table-cell>
          <table:table-cell table:style-name="ce72" office:value-type="string" calcext:value-type="string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 xlink:type="simple">Aliexpress</text:a></text:p>
          </table:table-cell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Par de rueda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4.3" calcext:value-type="float">
            <text:p>4,30</text:p>
          </table:table-cell>
          <table:table-cell table:style-name="ce62" table:formula="of:=[.B8]*[.C8]" office:value-type="float" office:value="4.3" calcext:value-type="float">
            <text:p>4,30</text:p>
          </table:table-cell>
          <table:table-cell table:style-name="ce72" office:value-type="string" calcext:value-type="string">
            <text:p><text:a xlink:href="http://www.tme.eu/es/details/pololu-1088/micromotores-y-accesorios/pololu/pololu-wheel-32x7mm-pair-_-white/" xlink:type="simple">TME</text:a>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Soporte de motores impreso en 3D</text:p>
          </table:table-cell>
          <table:table-cell table:style-name="ce53" office:value-type="float" office:value="2" calcext:value-type="float">
            <text:p>2</text:p>
          </table:table-cell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2x5mm para motores e interconexión de placas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1.38/50" office:value-type="float" office:value="0.0276" calcext:value-type="float">
            <text:p>0,03</text:p>
          </table:table-cell>
          <table:table-cell table:style-name="ce62" table:formula="of:=[.B10]*[.C10]" office:value-type="float" office:value="0.1656" calcext:value-type="float">
            <text:p>0,17</text:p>
          </table:table-cell>
          <table:table-cell table:style-name="ce7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2 para motores e interconexión de placas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4.61/500" office:value-type="float" office:value="0.00922" calcext:value-type="float">
            <text:p>0,01</text:p>
          </table:table-cell>
          <table:table-cell table:style-name="ce62" table:formula="of:=[.B11]*[.C11]" office:value-type="float" office:value="0.05532" calcext:value-type="float">
            <text:p>0,06</text:p>
          </table:table-cell>
          <table:table-cell table:style-name="ce7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Conector batería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*[.G80]/10" office:value-type="float" office:value="0.08449452" calcext:value-type="float">
            <text:p>0,08</text:p>
          </table:table-cell>
          <table:table-cell table:style-name="ce62" table:formula="of:=[.B12]*[.C12]" office:value-type="float" office:value="0.08449452" calcext:value-type="float">
            <text:p>0,08</text:p>
          </table:table-cell>
          <table:table-cell table:style-name="ce72" office:value-type="string" calcext:value-type="string">
            <text:p><text:a xlink:href="http://www.ebay.com/itm/10pcs-RC-2S-7-4V-Lipo-Battery-Balance-Charger-JST-XH-Connector-Plug-White-/182523055031?epid=2112386840&amp;hash=item2a7f38cbb7:g:3x8AAOSwhQhY6f3k" xlink:type="simple">eBay</text:a></text:p>
          </table:table-cell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Interruptor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2.52/50" office:value-type="float" office:value="0.0504" calcext:value-type="float">
            <text:p>0,05</text:p>
          </table:table-cell>
          <table:table-cell table:style-name="ce62" table:formula="of:=[.B13]*[.C13]" office:value-type="float" office:value="0.0504" calcext:value-type="float">
            <text:p>0,05</text:p>
          </table:table-cell>
          <table:table-cell table:style-name="ce72" office:value-type="string" calcext:value-type="string">
            <text:p><text:a xlink:href="https://es.aliexpress.com/item/C18-New-Hot-50Pcs-Slide-Switch-6-Pin-Mini-Toggle-Switch-SMD-PCB-2-Position-DPDT/32656635939.html?spm=2114.17010208.99999999.269.LDUftE" xlink:type="simple">Aliexpress</text:a></text:p>
          </table:table-cell>
          <table:table-cell table:style-name="ce78"/>
          <table:table-cell table:number-columns-repeated="1018"/>
        </table:table-row>
        <table:table-row table:style-name="ro2">
          <table:table-cell table:style-name="ce47" office:value-type="string" calcext:value-type="string">
            <text:p>Conversor DC-DC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.21" calcext:value-type="float">
            <text:p>1,21</text:p>
          </table:table-cell>
          <table:table-cell table:style-name="ce62" table:formula="of:=[.B14]*[.C14]" office:value-type="float" office:value="1.21" calcext:value-type="float">
            <text:p>1,21</text:p>
          </table:table-cell>
          <table:table-cell table:style-name="ce72" office:value-type="string" calcext:value-type="string">
            <text:p><text:a xlink:href="https://es.aliexpress.com/item/Adjustable-Step-Down-Module-Mini-DC-DC-12-24V-To-5V-3A-Buck-Converter-Efficiency-97/32725685606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Arduino nano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2.13" calcext:value-type="float">
            <text:p>2,13</text:p>
          </table:table-cell>
          <table:table-cell table:style-name="ce62" table:formula="of:=[.B15]*[.C15]" office:value-type="float" office:value="2.13" calcext:value-type="float">
            <text:p>2,13</text:p>
          </table:table-cell>
          <table:table-cell table:style-name="ce72" office:value-type="string" calcext:value-type="string">
            <text:p><text:a xlink:href="https://es.aliexpress.com/item/1PCS-Nano-3-0-controller-compatible-with-nano-CH340-USB-driver-NO-CABLE-for-Arduino-NANO/32706132765.html?spm=2114.17010208.99999999.290.LDUftE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Driver de motore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.49" calcext:value-type="float">
            <text:p>1,49</text:p>
          </table:table-cell>
          <table:table-cell table:style-name="ce62" table:formula="of:=[.B16]*[.C16]" office:value-type="float" office:value="1.49" calcext:value-type="float">
            <text:p>1,49</text:p>
          </table:table-cell>
          <table:table-cell table:style-name="ce72" office:value-type="string" calcext:value-type="string">
            <text:p><text:a xlink:href="https://es.aliexpress.com/item/1pcs-lot-Dual-Motor-Driver-1A-TB6612FNG-forArduino-Microcontroller-Better-than-L298N/32789439915.html?spm=2114.17010208.99999999.283.LDUftE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ira de conectores macho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5/10" office:value-type="float" office:value="0.095" calcext:value-type="float">
            <text:p>0,10</text:p>
          </table:table-cell>
          <table:table-cell table:style-name="ce62" table:formula="of:=[.B17]*[.C17]" office:value-type="float" office:value="0.095" calcext:value-type="float">
            <text:p>0,10</text:p>
          </table:table-cell>
          <table:table-cell table:style-name="ce72" office:value-type="string" calcext:value-type="string">
            <text:p><text:a xlink:href="https://es.aliexpress.com/store/product/10pcs-40-Pin-1x40-Single-Row-Male-2-54-Breakable-Pin-Header-Connector-Strip-for-Arduino/1948124_32641752713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ira de conectores macho extendida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4.48/20" office:value-type="float" office:value="0.224" calcext:value-type="float">
            <text:p>0,22</text:p>
          </table:table-cell>
          <table:table-cell table:style-name="ce62" table:formula="of:=[.B18]*[.C18]" office:value-type="float" office:value="0.224" calcext:value-type="float">
            <text:p>0,22</text:p>
          </table:table-cell>
          <table:table-cell table:style-name="ce72" office:value-type="string" calcext:value-type="string">
            <text:p><text:a xlink:href="https://es.aliexpress.com/store/product/20pcs-lot-2-54mm-1-40pin-single-row-straight-Needle-total-high-25MM-Connector-Pin-Header/1952980_3265460515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ira de conectores hembra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.79/10" office:value-type="float" office:value="0.179" calcext:value-type="float">
            <text:p>0,18</text:p>
          </table:table-cell>
          <table:table-cell table:style-name="ce62" table:formula="of:=[.B19]*[.C19]" office:value-type="float" office:value="0.358" calcext:value-type="float">
            <text:p>0,36</text:p>
          </table:table-cell>
          <table:table-cell table:style-name="ce72" office:value-type="string" calcext:value-type="string">
            <text:p><text:a xlink:href="https://es.aliexpress.com/store/product/Free-Shipping-10PCS-40pin-2-54mm-pitch-single-row-11mm-row-female-connectors/221555_1929060681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ira de conectores macho acodados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3.17/10" office:value-type="float" office:value="0.317" calcext:value-type="float">
            <text:p>0,32</text:p>
          </table:table-cell>
          <table:table-cell table:style-name="ce62" table:formula="of:=[.B20]*[.C20]" office:value-type="float" office:value="0.317" calcext:value-type="float">
            <text:p>0,32</text:p>
          </table:table-cell>
          <table:table-cell table:style-name="ce72" office:value-type="string" calcext:value-type="string">
            <text:p><text:a xlink:href="https://es.aliexpress.com/store/product/10PC-Lot-2X40P-2-54MM-10-5mm-Height-Dual-Row-Male-Pin-Header-Connector-Free-Shipping/513417_32647668402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ira de conectores hembra acodados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2.32/10" office:value-type="float" office:value="0.232" calcext:value-type="float">
            <text:p>0,23</text:p>
          </table:table-cell>
          <table:table-cell table:style-name="ce62" table:formula="of:=[.B21]*[.C21]" office:value-type="float" office:value="0.232" calcext:value-type="float">
            <text:p>0,23</text:p>
          </table:table-cell>
          <table:table-cell table:style-name="ce72" office:value-type="string" calcext:value-type="string">
            <text:p><text:a xlink:href="https://es.aliexpress.com/store/product/10pcs-1x40-Pin-2-54mm-Right-Angle-Single-Row-Female-Pin-Header-Connector/1769158_32326267382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220 Ohm 1/4W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2]*[.C22]" office:value-type="float" office:value="0.016898904" calcext:value-type="float">
            <text:p>0,02</text:p>
          </table:table-cell>
          <table:table-cell table:style-name="ce72" office:value-type="string" calcext:value-type="string">
            <text:p><text:a xlink:href="http://www.ebay.com/itm/100PCS-1-4W-Watt-220-ohm-220R-Metal-Film-Resistor-0-25W-1-RoHS-/291634347420?epid=793563542&amp;hash=item43e6c2fd9c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1k 1/4W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3]*[.C23]" office:value-type="float" office:value="0.016898904" calcext:value-type="float">
            <text:p>0,02</text:p>
          </table:table-cell>
          <table:table-cell table:style-name="ce72" office:value-type="string" calcext:value-type="string">
            <text:p><text:a xlink:href="http://www.ebay.com/itm/100PCS-1-4W-Watt-1k-ohm-1k-Metal-Film-Resistor-0-25W-1-RoHS-/291634550250?epid=1473816641&amp;hash=item43e6c615ea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4]*[.C24]" office:value-type="float" office:value="0.016898904" calcext:value-type="float">
            <text:p>0,02</text:p>
          </table:table-cell>
          <table:table-cell table:style-name="ce7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82k 1/4W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5]*[.C25]" office:value-type="float" office:value="0.008449452" calcext:value-type="float">
            <text:p>0,01</text:p>
          </table:table-cell>
          <table:table-cell table:style-name="ce72" office:value-type="string" calcext:value-type="string">
            <text:p><text:a xlink:href="http://www.ebay.com/itm/100PCS-1-4W-Watt-82K-ohm-Metal-Film-Resistor-0-25W-1-RoHS-/291634574265?hash=item43e6c673b9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120k 1/4W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6]*[.C26]" office:value-type="float" office:value="0.008449452" calcext:value-type="float">
            <text:p>0,01</text:p>
          </table:table-cell>
          <table:table-cell table:style-name="ce72" office:value-type="string" calcext:value-type="string">
            <text:p><text:a xlink:href="http://www.ebay.com/itm/100PCS-1-4W-Watt-120K-ohm-Metal-Film-Resistor-0-25W-1-RoHS-/291634574846?hash=item43e6c675fe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Diodo 1N4001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27]*[.C27]" office:value-type="float" office:value="0.008449452" calcext:value-type="float">
            <text:p>0,01</text:p>
          </table:table-cell>
          <table:table-cell table:style-name="ce72" office:value-type="string" calcext:value-type="string">
            <text:p><text:a xlink:href="http://www.ebay.com/itm/100x-Silicon-Rectifier-1A-Diode-1N4001-1N4002-1N4003-1N4004-1N4005-1N4006-DO-41-/401361485516?var=&amp;hash=item5d73023ecc:m:mZZ3ex97w9GnLSo69Hq6QtQ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Expansor I2C PCF8574AP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*[.G80]" office:value-type="float" office:value="0.8449452" calcext:value-type="float">
            <text:p>0,84</text:p>
          </table:table-cell>
          <table:table-cell table:style-name="ce62" table:formula="of:=[.B28]*[.C28]" office:value-type="float" office:value="0.8449452" calcext:value-type="float">
            <text:p>0,84</text:p>
          </table:table-cell>
          <table:table-cell table:style-name="ce72" office:value-type="string" calcext:value-type="string">
            <text:p><text:a xlink:href="http://www.ebay.com/itm/292143242967?_trksid=p2060353.m2749.l2649&amp;ssPageName=STRK%3AMEBIDX%3AIT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.08" calcext:value-type="float">
            <text:p>0,08</text:p>
          </table:table-cell>
          <table:table-cell table:style-name="ce62" table:formula="of:=[.B29]*[.C29]" office:value-type="float" office:value="0.08" calcext:value-type="float">
            <text:p>0,08</text:p>
          </table:table-cell>
          <table:table-cell table:style-name="ce75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Led rojo 3mm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84*[.G80]/100" office:value-type="float" office:value="0.007169232" calcext:value-type="float">
            <text:p>0,01</text:p>
          </table:table-cell>
          <table:table-cell table:style-name="ce62" table:formula="of:=[.B30]*[.C30]" office:value-type="float" office:value="0.007169232" calcext:value-type="float">
            <text:p>0,01</text:p>
          </table:table-cell>
          <table:table-cell table:style-name="ce72" office:value-type="string" calcext:value-type="string">
            <text:p><text:a xlink:href="http://www.ebay.com/itm/N-100pcs-Lot-3mm-White-Green-Red-Blue-Yellow-LED-Light-Bulb-Emitting-Diode-Lamps-/332247927770?hash=item4d5b850bda:g:NZkAAOSwrhBZL5Bh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Led verde 3mm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6*[.G80]/100" office:value-type="float" office:value="0.008193408" calcext:value-type="float">
            <text:p>0,01</text:p>
          </table:table-cell>
          <table:table-cell table:style-name="ce62" table:formula="of:=[.B31]*[.C31]" office:value-type="float" office:value="0.008193408" calcext:value-type="float">
            <text:p>0,01</text:p>
          </table:table-cell>
          <table:table-cell table:style-name="ce72" office:value-type="string" calcext:value-type="string">
            <text:p><text:a xlink:href="http://www.ebay.com/itm/100PCS-Diffused-LED-3MM-GREEN-COLOR-GREEN-LIGHT-Super-Bright-CA-NEW-/141976472523?hash=item210e750bcb:g:4mQAAOSwMKpUafbN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Pulsador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0.92/50" office:value-type="float" office:value="0.0184" calcext:value-type="float">
            <text:p>0,02</text:p>
          </table:table-cell>
          <table:table-cell table:style-name="ce62" table:formula="of:=[.B32]*[.C32]" office:value-type="float" office:value="0.0368" calcext:value-type="float">
            <text:p>0,04</text:p>
          </table:table-cell>
          <table:table-cell table:style-name="ce72" office:value-type="string" calcext:value-type="string">
            <text:p><text:a xlink:href="https://es.aliexpress.com/item/50pcs-lot-6x6x4-3MM-4PIN-G89-Tactile-Tact-Push-Button-Micro-Switch-Direct-Plug-in-Self/32669948621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Cable USB a miniUSB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.79" calcext:value-type="float">
            <text:p>0,79</text:p>
          </table:table-cell>
          <table:table-cell table:style-name="ce62" table:formula="of:=[.B33]*[.C33]" office:value-type="float" office:value="0.79" calcext:value-type="float">
            <text:p>0,79</text:p>
          </table:table-cell>
          <table:table-cell table:style-name="ce72" office:value-type="string" calcext:value-type="string">
            <text:p><text:a xlink:href="http://www.ebay.com/itm/Black-2-0-USB-Cable-Type-A-to-Mini-B-Male-To-Male-5-PIN-Charger-Cable-For-Phone-/272361596849?var=&amp;hash=item3f6a0427b1:m:mp-o9A2UGtPaCXXO2Acxj-w" xlink:type="simple">eBay</text:a></text:p>
          </table:table-cell>
          <table:table-cell table:number-columns-repeated="1019"/>
        </table:table-row>
        <table:table-row table:style-name="ro2">
          <table:table-cell table:style-name="ce49"/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6" office:value-type="string" calcext:value-type="string">
            <text:p>MORRO DE SENSORES DE VELOCISTA Y CARRERAS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Placa de sensores de velocista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5/1.1" office:value-type="float" office:value="4.54545454545455" calcext:value-type="float">
            <text:p>4,55</text:p>
          </table:table-cell>
          <table:table-cell table:style-name="ce62" table:formula="of:=[.B36]*[.C36]" office:value-type="float" office:value="4.54545454545455" calcext:value-type="float">
            <text:p>4,55</text:p>
          </table:table-cell>
          <table:table-cell table:style-name="ce7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2x8mm para apoyos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.04/100" office:value-type="float" office:value="0.0104" calcext:value-type="float">
            <text:p>0,01</text:p>
          </table:table-cell>
          <table:table-cell table:style-name="ce62" table:formula="of:=[.B37]*[.C37]" office:value-type="float" office:value="0.0208" calcext:value-type="float">
            <text:p>0,02</text:p>
          </table:table-cell>
          <table:table-cell table:style-name="ce72" office:value-type="string" calcext:value-type="string">
            <text:p><text:a xlink:href="https://es.aliexpress.com/store/product/100PCS-Stainless-Steel-M2-x-8mm-Screw-Cross-Round-Head-Philips-Head-Screws-Hex-Socket-Button/120565_32716321685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2 para apoyos</text:p>
          </table:table-cell>
          <table:table-cell table:style-name="ce53" office:value-type="float" office:value="4" calcext:value-type="float">
            <text:p>4</text:p>
          </table:table-cell>
          <table:table-cell table:style-name="ce57" table:formula="of:=4.61/500" office:value-type="float" office:value="0.00922" calcext:value-type="float">
            <text:p>0,01</text:p>
          </table:table-cell>
          <table:table-cell table:style-name="ce62" table:formula="of:=[.B38]*[.C38]" office:value-type="float" office:value="0.03688" calcext:value-type="float">
            <text:p>0,04</text:p>
          </table:table-cell>
          <table:table-cell table:style-name="ce7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Sensores de línea CNY70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2.81*[.G80]/10" office:value-type="float" office:value="0.23982788" calcext:value-type="float">
            <text:p>0,24</text:p>
          </table:table-cell>
          <table:table-cell table:style-name="ce62" table:formula="of:=[.B39]*[.C39]" office:value-type="float" office:value="1.43896728" calcext:value-type="float">
            <text:p>1,44</text:p>
          </table:table-cell>
          <table:table-cell table:style-name="ce72" office:value-type="string" calcext:value-type="string">
            <text:p><text:a xlink:href="http://www.ebay.com/itm/10PCS-CNY70-Reflective-Optical-Sensor-with-Transistor-output-Vishay-NEW-/171540640561?epid=872931750&amp;hash=item27f09e7331:g:f8EAAOSw2XFUZC0j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82 Ohm 1/4W (o 27 Ohmios para CNY70 piratas)</text:p>
          </table:table-cell>
          <table:table-cell table:style-name="ce53" office:value-type="float" office:value="3" calcext:value-type="float">
            <text:p>3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40]*[.C40]" office:value-type="float" office:value="0.025348356" calcext:value-type="float">
            <text:p>0,03</text:p>
          </table:table-cell>
          <table:table-cell table:style-name="ce72" office:value-type="string" calcext:value-type="string">
            <text:p><text:a xlink:href="http://www.ebay.com/itm/100-pcs-1-4W-0-25W-1-Metal-Film-Resistor-82-ohm-82ohm/282035611771?ssPageName=STRK%3AMEBIDX%3AIT&amp;_trksid=p2060353.m2749.l2649" xlink:type="simple">eBay</text:a></text:p>
          </table:table-cell>
          <table:table-cell table:style-name="ce72" office:value-type="string" calcext:value-type="string">
            <text:p><text:a xlink:href="http://www.ebay.com/itm/100pcs-1-4W-Watt-0-25W-Metal-Film-Resistor-27ohm-1-precision-/291872266166?hash=item43f4f157b6:g:Hz0AAOSwGtRX1rI7" xlink:type="simple">eBay</text:a>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41]*[.C41]" office:value-type="float" office:value="0.050696712" calcext:value-type="float">
            <text:p>0,05</text:p>
          </table:table-cell>
          <table:table-cell table:style-name="ce7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.08" calcext:value-type="float">
            <text:p>0,08</text:p>
          </table:table-cell>
          <table:table-cell table:style-name="ce62" table:formula="of:=[.B42]*[.C42]" office:value-type="float" office:value="0.08" calcext:value-type="float">
            <text:p>0,08</text:p>
          </table:table-cell>
          <table:table-cell table:style-name="ce75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Multiplexor CD4053BE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1.13/10*[.G80]" office:value-type="float" office:value="0.09644324" calcext:value-type="float">
            <text:p>0,10</text:p>
          </table:table-cell>
          <table:table-cell table:style-name="ce62" table:formula="of:=[.B43]*[.C43]" office:value-type="float" office:value="0.09644324" calcext:value-type="float">
            <text:p>0,10</text:p>
          </table:table-cell>
          <table:table-cell table:style-name="ce72" office:value-type="string" calcext:value-type="string">
            <text:p><text:a xlink:href="https://es.aliexpress.com/store/product/FREE-SHIPPING-10PCS-CD4053BE-CD4053-DIP-16-Analog-Multiplexer-IC/1762665_32724299198.html" xlink:type="simple">Aliexpress</text:a></text:p>
          </table:table-cell>
          <table:table-cell table:number-columns-repeated="1019"/>
        </table:table-row>
        <table:table-row table:style-name="ro2">
          <table:table-cell table:style-name="ce49"/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6" office:value-type="string" calcext:value-type="string">
            <text:p>MORRO DE SENSORES DE RASTREADOR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Placa de sensores de rastreador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5/1.1" office:value-type="float" office:value="4.54545454545455" calcext:value-type="float">
            <text:p>4,55</text:p>
          </table:table-cell>
          <table:table-cell table:style-name="ce62" table:formula="of:=[.B46]*[.C46]" office:value-type="float" office:value="4.54545454545455" calcext:value-type="float">
            <text:p>4,55</text:p>
          </table:table-cell>
          <table:table-cell table:style-name="ce7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2x8mm para apoyos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.04/100" office:value-type="float" office:value="0.0104" calcext:value-type="float">
            <text:p>0,01</text:p>
          </table:table-cell>
          <table:table-cell table:style-name="ce62" table:formula="of:=[.B47]*[.C47]" office:value-type="float" office:value="0.0208" calcext:value-type="float">
            <text:p>0,02</text:p>
          </table:table-cell>
          <table:table-cell table:style-name="ce72" office:value-type="string" calcext:value-type="string">
            <text:p><text:a xlink:href="https://es.aliexpress.com/store/product/100PCS-Stainless-Steel-M2-x-8mm-Screw-Cross-Round-Head-Philips-Head-Screws-Hex-Socket-Button/120565_32716321685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2 para apoyos</text:p>
          </table:table-cell>
          <table:table-cell table:style-name="ce53" office:value-type="float" office:value="4" calcext:value-type="float">
            <text:p>4</text:p>
          </table:table-cell>
          <table:table-cell table:style-name="ce57" table:formula="of:=4.61/500" office:value-type="float" office:value="0.00922" calcext:value-type="float">
            <text:p>0,01</text:p>
          </table:table-cell>
          <table:table-cell table:style-name="ce62" table:formula="of:=[.B48]*[.C48]" office:value-type="float" office:value="0.03688" calcext:value-type="float">
            <text:p>0,04</text:p>
          </table:table-cell>
          <table:table-cell table:style-name="ce7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Resistencia 82 Ohm 1/4W (o 27 Ohmios para CNY70 piratas)</text:p>
          </table:table-cell>
          <table:table-cell table:style-name="ce53" office:value-type="float" office:value="4" calcext:value-type="float">
            <text:p>4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49]*[.C49]" office:value-type="float" office:value="0.033797808" calcext:value-type="float">
            <text:p>0,03</text:p>
          </table:table-cell>
          <table:table-cell table:style-name="ce72" office:value-type="string" calcext:value-type="string">
            <text:p><text:a xlink:href="http://www.ebay.com/itm/100-pcs-1-4W-0-25W-1-Metal-Film-Resistor-82-ohm-82ohm/282035611771?ssPageName=STRK%3AMEBIDX%3AIT&amp;_trksid=p2060353.m2749.l2649" xlink:type="simple">eBay</text:a></text:p>
          </table:table-cell>
          <table:table-cell table:style-name="ce72" office:value-type="string" calcext:value-type="string">
            <text:p><text:a xlink:href="http://www.ebay.com/itm/100pcs-1-4W-Watt-0-25W-Metal-Film-Resistor-27ohm-1-precision-/291872266166?hash=item43f4f157b6:g:Hz0AAOSwGtRX1rI7" xlink:type="simple">eBay</text:a>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0.99*[.G80]/100" office:value-type="float" office:value="0.008449452" calcext:value-type="float">
            <text:p>0,01</text:p>
          </table:table-cell>
          <table:table-cell table:style-name="ce62" table:formula="of:=[.B50]*[.C50]" office:value-type="float" office:value="0.050696712" calcext:value-type="float">
            <text:p>0,05</text:p>
          </table:table-cell>
          <table:table-cell table:style-name="ce7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Sensores de línea CNY70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2.81*[.G80]/10" office:value-type="float" office:value="0.23982788" calcext:value-type="float">
            <text:p>0,24</text:p>
          </table:table-cell>
          <table:table-cell table:style-name="ce62" table:formula="of:=[.B51]*[.C51]" office:value-type="float" office:value="1.43896728" calcext:value-type="float">
            <text:p>1,44</text:p>
          </table:table-cell>
          <table:table-cell table:style-name="ce72" office:value-type="string" calcext:value-type="string">
            <text:p><text:a xlink:href="http://www.ebay.com/itm/10PCS-CNY70-Reflective-Optical-Sensor-with-Transistor-output-Vishay-NEW-/171540640561?epid=872931750&amp;hash=item27f09e7331:g:f8EAAOSw2XFUZC0j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.08" calcext:value-type="float">
            <text:p>0,08</text:p>
          </table:table-cell>
          <table:table-cell table:style-name="ce62" table:formula="of:=[.B52]*[.C52]" office:value-type="float" office:value="0.08" calcext:value-type="float">
            <text:p>0,08</text:p>
          </table:table-cell>
          <table:table-cell table:style-name="ce75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Multiplexor CD4052BE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0.3531" calcext:value-type="float">
            <text:p>0,35</text:p>
          </table:table-cell>
          <table:table-cell table:style-name="ce62" table:formula="of:=[.B53]*[.C53]" office:value-type="float" office:value="0.3531" calcext:value-type="float">
            <text:p>0,35</text:p>
          </table:table-cell>
          <table:table-cell table:style-name="ce72" office:value-type="string" calcext:value-type="string">
            <text:p><text:a xlink:href="https://www.tme.eu/es/details/cd4052be/descodificadores-multiplexores-interru/texas-instruments/" xlink:type="simple">TME</text:a></text:p>
          </table:table-cell>
          <table:table-cell table:number-columns-repeated="1019"/>
        </table:table-row>
        <table:table-row table:style-name="ro2">
          <table:table-cell table:style-name="ce49"/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6" office:value-type="string" calcext:value-type="string">
            <text:p>EXTRAS PARA CARRERAS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Sensor de distancia frontal GP2Y0A21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3.49*[.G80]" office:value-type="float" office:value="2.9786452" calcext:value-type="float">
            <text:p>2,98</text:p>
          </table:table-cell>
          <table:table-cell table:style-name="ce62" table:formula="of:=[.B56]*[.C56]" office:value-type="float" office:value="2.9786452" calcext:value-type="float">
            <text:p>2,98</text:p>
          </table:table-cell>
          <table:table-cell table:style-name="ce72" office:value-type="string" calcext:value-type="string">
            <text:p><text:a xlink:href="http://www.ebay.com/itm/1PCS-Sharp-GP2Y0A21YK0F-GP2Y0A21-10-80cm-Infrared-Proximity-Distance-Sensor-M70-/301724765196?hash=item4640328c0c:g:UEMAAOSwIBBUY14h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Sensores de distancia laterales GP2Y0A41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4.42*[.G80]" office:value-type="float" office:value="3.7723816" calcext:value-type="float">
            <text:p>3,77</text:p>
          </table:table-cell>
          <table:table-cell table:style-name="ce62" table:formula="of:=[.B57]*[.C57]" office:value-type="float" office:value="7.5447632" calcext:value-type="float">
            <text:p>7,54</text:p>
          </table:table-cell>
          <table:table-cell table:style-name="ce72" office:value-type="string" calcext:value-type="string">
            <text:p><text:a xlink:href="http://www.ebay.com/itm/Sharp-GP2Y0A41SK0F-Infrared-Proximity-Sensor-Range-4-30cm-cabl-GP2D120-M67-/291550089372?epid=1145961922&amp;hash=item43e1bd509c:g:nB4AAOSwmUdUXMy-" xlink:type="simple">eBay</text:a>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Soporte de sensores de distancia impreso en 3D</text:p>
          </table:table-cell>
          <table:table-cell table:style-name="ce53" office:value-type="float" office:value="1" calcext:value-type="float">
            <text:p>1</text:p>
          </table:table-cell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8" office:value-type="string" calcext:value-type="string">
            <text:p>Pantalla trasera impresa en 3D</text:p>
          </table:table-cell>
          <table:table-cell table:style-name="ce53" office:value-type="float" office:value="1" calcext:value-type="float">
            <text:p>1</text:p>
          </table:table-cell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2x5mm para soporte de sensores y pantalla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1.38/50" office:value-type="float" office:value="0.0276" calcext:value-type="float">
            <text:p>0,03</text:p>
          </table:table-cell>
          <table:table-cell table:style-name="ce62" table:formula="of:=[.B60]*[.C60]" office:value-type="float" office:value="0.1656" calcext:value-type="float">
            <text:p>0,17</text:p>
          </table:table-cell>
          <table:table-cell table:style-name="ce7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2 para soporte de sensores y pantalla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formula="of:=4.61/500" office:value-type="float" office:value="0.00922" calcext:value-type="float">
            <text:p>0,01</text:p>
          </table:table-cell>
          <table:table-cell table:style-name="ce62" table:formula="of:=[.B61]*[.C61]" office:value-type="float" office:value="0.05532" calcext:value-type="float">
            <text:p>0,06</text:p>
          </table:table-cell>
          <table:table-cell table:style-name="ce7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49"/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6" office:value-type="string" calcext:value-type="string">
            <text:p>EXTRA COMUNICACIÓN INALÁMBRICA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Bluetooth HC-05 con placa de conexión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3.34*[.G80]" office:value-type="float" office:value="2.8506232" calcext:value-type="float">
            <text:p>2,85</text:p>
          </table:table-cell>
          <table:table-cell table:style-name="ce62" table:formula="of:=[.B64]*[.C64]" office:value-type="float" office:value="2.8506232" calcext:value-type="float">
            <text:p>2,85</text:p>
          </table:table-cell>
          <table:table-cell table:style-name="ce72" office:value-type="string" calcext:value-type="string">
            <text:p><text:a xlink:href="http://www.ebay.com/itm/1-5-10PCS-HC-06-HC-05-30ft-Wireless-Bluetooth-RF-Transceiver-Module-RS232-TTL-/282221351296?var=&amp;hash=item41b5b41180:m:mLTyAnZU3KIkLZHysLo8B5A" xlink:type="simple">eBay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Diodo 1N4148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1.29/100" office:value-type="float" office:value="0.0129" calcext:value-type="float">
            <text:p>0,01</text:p>
          </table:table-cell>
          <table:table-cell table:style-name="ce62" table:formula="of:=[.B65]*[.C65]" office:value-type="float" office:value="0.0129" calcext:value-type="float">
            <text:p>0,01</text:p>
          </table:table-cell>
          <table:table-cell table:style-name="ce72" office:value-type="string" calcext:value-type="string">
            <text:p><text:a xlink:href="https://es.aliexpress.com/store/product/Free-shipping-100PCS-do-35-1N4148-IN4148-High-speed-switching-diodes/1496311_32825954883.html" xlink:type="simple">Aliexpress</text:a></text:p>
          </table:table-cell>
          <table:table-cell table:style-name="ce82" office:value-type="string" calcext:value-type="string">
            <text:p>Únicamente para la segunda versión de la PCB principal</text:p>
          </table:table-cell>
          <table:table-cell table:number-columns-repeated="1018"/>
        </table:table-row>
        <table:table-row table:style-name="ro2">
          <table:table-cell table:style-name="ce49"/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6" office:value-type="string" calcext:value-type="string">
            <text:p>EXTRA CÁMARA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Cámara TSL1401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12.66" calcext:value-type="float">
            <text:p>12,66</text:p>
          </table:table-cell>
          <table:table-cell table:style-name="ce62" table:formula="of:=[.B68]*[.C68]" office:value-type="float" office:value="12.66" calcext:value-type="float">
            <text:p>12,66</text:p>
          </table:table-cell>
          <table:table-cell table:style-name="ce72" office:value-type="string" calcext:value-type="string">
            <text:p><text:a xlink:href="https://es.aliexpress.com/store/product/Linear-CCD-line-array-module-TSL1401-camera-module-with-wide-range-of-adjustable-output-signal/2274002_3269514001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3x6mm para cámara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.09/50" office:value-type="float" office:value="0.0218" calcext:value-type="float">
            <text:p>0,02</text:p>
          </table:table-cell>
          <table:table-cell table:style-name="ce62" table:formula="of:=[.B69]*[.C69]" office:value-type="float" office:value="0.0436" calcext:value-type="float">
            <text:p>0,04</text:p>
          </table:table-cell>
          <table:table-cell table:style-name="ce72" office:value-type="string" calcext:value-type="string">
            <text:p><text:a xlink:href="https://es.aliexpress.com/store/product/50pcs-M3-x6mm-Steel-Head-Screws-Bolts-Nuts-Hex-Socket-Head-Cap-Screw-Bolts-Self-Tapping/120565_32717104392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3 para cámara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1.19/100" office:value-type="float" office:value="0.0119" calcext:value-type="float">
            <text:p>0,01</text:p>
          </table:table-cell>
          <table:table-cell table:style-name="ce62" table:formula="of:=[.B70]*[.C70]" office:value-type="float" office:value="0.0238" calcext:value-type="float">
            <text:p>0,02</text:p>
          </table:table-cell>
          <table:table-cell table:style-name="ce72" office:value-type="string" calcext:value-type="string">
            <text:p><text:a xlink:href="https://es.aliexpress.com/store/product/100pcs-lot-M3-Screw-Nut-Hex-Nuts-Hexagonal-3mm-For-Coupler-Motor-Mount-Servo-Bracket-Robot/2781221_3279625746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ornillo M2x5mm para soporte de cámara</text:p>
          </table:table-cell>
          <table:table-cell table:style-name="ce53" office:value-type="float" office:value="4" calcext:value-type="float">
            <text:p>4</text:p>
          </table:table-cell>
          <table:table-cell table:style-name="ce57" table:formula="of:=1.38/50" office:value-type="float" office:value="0.0276" calcext:value-type="float">
            <text:p>0,03</text:p>
          </table:table-cell>
          <table:table-cell table:style-name="ce62" table:formula="of:=[.B71]*[.C71]" office:value-type="float" office:value="0.1104" calcext:value-type="float">
            <text:p>0,11</text:p>
          </table:table-cell>
          <table:table-cell table:style-name="ce7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Tuerca M2 para soporte de cámara</text:p>
          </table:table-cell>
          <table:table-cell table:style-name="ce53" office:value-type="float" office:value="4" calcext:value-type="float">
            <text:p>4</text:p>
          </table:table-cell>
          <table:table-cell table:style-name="ce57" table:formula="of:=4.61/500" office:value-type="float" office:value="0.00922" calcext:value-type="float">
            <text:p>0,01</text:p>
          </table:table-cell>
          <table:table-cell table:style-name="ce62" table:formula="of:=[.B72]*[.C72]" office:value-type="float" office:value="0.03688" calcext:value-type="float">
            <text:p>0,04</text:p>
          </table:table-cell>
          <table:table-cell table:style-name="ce7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5x Cable hembra-hembra 10cm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0.99/8" office:value-type="float" office:value="0.12375" calcext:value-type="float">
            <text:p>0,12</text:p>
          </table:table-cell>
          <table:table-cell table:style-name="ce62" table:formula="of:=[.B73]*[.C73]" office:value-type="float" office:value="0.12375" calcext:value-type="float">
            <text:p>0,12</text:p>
          </table:table-cell>
          <table:table-cell table:style-name="ce72" office:value-type="string" calcext:value-type="string">
            <text:p><text:a xlink:href="https://es.aliexpress.com/store/product/40pcs-lot-10cm-2-54mm-1pin-Female-to-Female-jumper-wire-Dupont-cable/1326062_32566719482.html" xlink:type="simple">Aliexpress</text:a>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Soporte de cámara impreso en 3D</text:p>
          </table:table-cell>
          <table:table-cell table:style-name="ce53" office:value-type="float" office:value="1" calcext:value-type="float">
            <text:p>1</text:p>
          </table:table-cell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9" table:number-columns-repeated="3"/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46" office:value-type="string" calcext:value-type="string">
            <text:p>EXTRAS NECESARIOS</text:p>
          </table:table-cell>
          <table:table-cell table:style-name="ce53"/>
          <table:table-cell table:style-name="ce57"/>
          <table:table-cell table:style-name="ce62"/>
          <table:table-cell table:style-name="ce72"/>
          <table:table-cell table:number-columns-repeated="1019"/>
        </table:table-row>
        <table:table-row table:style-name="ro2">
          <table:table-cell table:style-name="ce47" office:value-type="string" calcext:value-type="string">
            <text:p>Cargador lipo 2S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float" office:value="6.15" calcext:value-type="float">
            <text:p>6,15</text:p>
          </table:table-cell>
          <table:table-cell table:style-name="ce62" table:formula="of:=[.B77]*[.C77]" office:value-type="float" office:value="6.15" calcext:value-type="float">
            <text:p>6,15</text:p>
          </table:table-cell>
          <table:table-cell table:style-name="ce72" office:value-type="string" calcext:value-type="string">
            <text:p><text:a xlink:href="https://es.aliexpress.com/item/F08474-IMAX-RC-B3-Pro-Compact-Balance-Charger-for-2S-3S-7-4V-11-1V-Lithium/32240245610.html" xlink:type="simple">Aliexpress</text:a></text:p>
          </table:table-cell>
          <table:table-cell table:number-columns-repeated="1019"/>
        </table:table-row>
        <table:table-row table:style-name="ro2">
          <table:table-cell table:style-name="ce50"/>
          <table:table-cell table:style-name="ce54"/>
          <table:table-cell table:style-name="ce58"/>
          <table:table-cell table:style-name="ce65"/>
          <table:table-cell table:style-name="ce76"/>
          <table:table-cell table:number-columns-repeated="1019"/>
        </table:table-row>
        <table:table-row table:style-name="ro3">
          <table:table-cell/>
          <table:table-cell table:style-name="ce55"/>
          <table:table-cell table:style-name="ce59" office:value-type="string" calcext:value-type="string">
            <text:p>Subtotal (€)</text:p>
          </table:table-cell>
          <table:table-cell table:style-name="ce67" table:formula="of:=SUM([.D3:.D77])" office:value-type="float" office:value="89.0374280523636" calcext:value-type="float">
            <text:p>89,04</text:p>
          </table:table-cell>
          <table:table-cell table:number-columns-repeated="2"/>
          <table:table-cell office:value-type="string" calcext:value-type="string">
            <text:p>Conversión €/$</text:p>
          </table:table-cell>
          <table:table-cell table:number-columns-repeated="1017"/>
        </table:table-row>
        <table:table-row table:style-name="ro3">
          <table:table-cell table:style-name="ce52" table:number-columns-repeated="2"/>
          <table:table-cell table:style-name="ce59" office:value-type="string" calcext:value-type="string">
            <text:p>Gastos de envío PCBway (€)</text:p>
          </table:table-cell>
          <table:table-cell table:style-name="ce68" table:formula="of:=13/1.1" office:value-type="float" office:value="11.8181818181818" calcext:value-type="float">
            <text:p>11,82</text:p>
          </table:table-cell>
          <table:table-cell table:number-columns-repeated="2"/>
          <table:table-cell office:value-type="float" office:value="0.85348" calcext:value-type="float">
            <text:p>0,8534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9" office:value-type="string" calcext:value-type="string">
            <text:p>Gastos de envío TME (€)</text:p>
          </table:table-cell>
          <table:table-cell table:style-name="ce67" table:formula="of:=7.9*1.21" office:value-type="float" office:value="9.559" calcext:value-type="float">
            <text:p>9,5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0" office:value-type="string" calcext:value-type="string">
            <text:p>Total (€)</text:p>
          </table:table-cell>
          <table:table-cell table:style-name="ce71" table:formula="of:=[.D79]+[.D80]+[.D81]" office:value-type="float" office:value="110.414609870545" calcext:value-type="float">
            <text:p>110,41</text:p>
          </table:table-cell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_de_componentes" table:style-name="ta2">
        <table:table-column table:style-name="co9" table:default-cell-style-name="ce51"/>
        <table:table-column table:style-name="co2" table:default-cell-style-name="ce52"/>
        <table:table-column table:style-name="co10" table:number-columns-repeated="1022" table:default-cell-style-name="ce51"/>
        <table:table-row table:style-name="ro1">
          <table:table-cell table:style-name="ce45" office:value-type="string" calcext:value-type="string">
            <text:p>Artículo</text:p>
          </table:table-cell>
          <table:table-cell table:style-name="ce27" office:value-type="string" calcext:value-type="string">
            <text:p>Unidades</text:p>
          </table:table-cell>
          <table:table-cell table:number-columns-repeated="1022"/>
        </table:table-row>
        <table:table-row table:style-name="ro2">
          <table:table-cell table:style-name="ce46" office:value-type="string" calcext:value-type="string">
            <text:p>CHASIS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Placa principal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Baterí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Velcro adhesivo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Micro motor con encoder, cableado y con conector 2mm 6 pines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2mm 6 pines para el motor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Par de rueda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Soporte de motores impreso en 3D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2x5mm para motores e interconexión de placas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2 para motores e interconexión de placas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batería lipo 2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Interruptor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versor DC-DC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Arduino nano con conectores macho vertical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Driver de motores con conectores macho vertical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hembra vertical 15 pines para Arduino nano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hembra vertical 8 pines para driver de motores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hembra acodado 4 pines para conversor DC-DC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macho acodado 4 pines para conversor DC-DC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hembra acodado 7 pines para interconexión de placa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220 Ohm 1/4W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1k 1/4W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82k 1/4W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120k 1/4W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Diodo 1N400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Expansor I2C PCF8574AP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Led rojo 3mm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Led verde 3mm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Pulsador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able USB a miniUSB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9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MORRO DE SENSORES DE VELOCISTA Y CARRERAS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Placa de sensor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2x10mm para apoyos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2 para apoyo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ensor CNY70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macho acodado 7 pines para interconexión de placa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82 o 27 Ohm 1/4W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Multiplexor CD4053BE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9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MORRO DE SENSORES DE RASTREADO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Placa de sensor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2x10mm para apoyos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2 para apoyo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ensor CNY70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macho acodado 7 pines para interconexión de placa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82 o 27 Ohm 1/4W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Resistencia 10k 1/4W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Zócalo DIP 16 pin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Multiplexor CD4052BE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9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EXTRAS PARA CARRERAS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Sensor de distancia frontal GP2Y0A21 con cable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ensor de distancia lateral GP2Y0A41 con cable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macho vertical extendido 15 pines para Arduino nano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Soporte de sensores de distancia impreso en 3D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Pantalla trasera impresa en 3D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2x5mm para soporte de sensores y pantalla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2 para soporte de sensores y pantalla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9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EXTRA COMUNICACIÓN INALÁMBRICA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Bluetooth HC-05 con placa de conexión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Diodo 1N4148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Únicamente para la segunda versión de la PCB principal</text:p>
          </table:table-cell>
          <table:table-cell table:number-columns-repeated="1021"/>
        </table:table-row>
        <table:table-row table:style-name="ro2">
          <table:table-cell table:style-name="ce47" office:value-type="string" calcext:value-type="string">
            <text:p>Conector hembra vertical 6 pin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9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EXTRA CÁMARA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47" office:value-type="string" calcext:value-type="string">
            <text:p>Cámara TSL140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Conector macho vertical 5 pin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3x6mm para cámara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3 para cámara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ornillo M2x5mm para soporte de cámara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Tuerca M2 para soporte de cámara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Bus de 5 cables hembra-hembra 10cm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Soporte de cámara impreso en 3D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0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ce52"/>
          <table:table-cell table:number-columns-repeated="1023"/>
        </table:table-row>
        <table:table-row table:style-name="ro3" table:number-rows-repeated="104848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Helvetica" fo:font-family="Helvetica" fo:font-size="10pt" style:font-name-asian="Helvetica" style:font-family-asian="Helvetica" style:font-size-asian="10pt" style:font-name-complex="Helvetica" style:font-family-complex="Helvetica" style:font-size-complex="10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1:12:05.3041828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ubén</meta:initial-creator>
    <meta:creation-date>2014-01-30T01:47:17Z</meta:creation-date>
    <dc:date>2019-03-07T21:42:07.408862403</dc:date>
    <meta:editing-duration>PT1H1M55S</meta:editing-duration>
    <meta:editing-cycles>8</meta:editing-cycles>
    <meta:document-statistic meta:table-count="2" meta:cell-count="470" meta:object-count="0"/>
  </office:meta>
</office:document-meta>
</file>